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c5d9e" officeooo:paragraph-rsid="001c5d9e"/>
    </style:style>
    <style:style style:name="P2" style:family="paragraph" style:parent-style-name="Standard">
      <style:paragraph-properties fo:text-align="center" style:justify-single-word="false"/>
      <style:text-properties fo:font-size="18pt" fo:font-weight="bold" officeooo:rsid="001c5d9e" officeooo:paragraph-rsid="001c5d9e" style:font-size-asian="18pt" style:font-weight-asian="bold" style:font-size-complex="18pt" style:font-weight-complex="bold"/>
    </style:style>
    <style:style style:name="P3" style:family="paragraph" style:parent-style-name="Standard">
      <style:text-properties fo:font-size="14pt" fo:font-weight="bold" officeooo:rsid="001c5d9e" officeooo:paragraph-rsid="001c5d9e" style:font-size-asian="14pt" style:font-weight-asian="bold" style:font-size-complex="14pt" style:font-weight-complex="bold"/>
    </style:style>
    <style:style style:name="P4" style:family="paragraph" style:parent-style-name="Standard">
      <style:text-properties fo:font-size="14pt" fo:font-weight="bold" officeooo:rsid="001c5d9e" officeooo:paragraph-rsid="001d7d02" style:font-size-asian="14pt" style:font-weight-asian="bold" style:font-size-complex="14pt" style:font-weight-complex="bold"/>
    </style:style>
    <style:style style:name="P5" style:family="paragraph" style:parent-style-name="Standard">
      <style:text-properties officeooo:rsid="001d7d02" officeooo:paragraph-rsid="001d7d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Instructions</text:p>
      <text:p text:style-name="P3">Single Player Game</text:p>
      <text:p text:style-name="P1">This is a single player game where the client enters a name and then sets a code length between 3 and 8, and the server generates the code. The player is then tasked with guessing the correct code. They get 10 guesses. After each guess the game gives the player a hint, correct positions and incorrect positions. Once the player correctly guesses the code or they run out of guesses the round ends. The play may choose to play again or exit.</text:p>
      <text:p text:style-name="P1">At any time during the game the client wishes to exit the game they can do so by entering ‘f’ this forfeits the game and give them a score of 11.</text:p>
      <text:p text:style-name="P1"/>
      <text:p text:style-name="P4">Multiplayer Game</text:p>
      <text:p text:style-name="P5">The multiplayer version of the game works in the same way as the single player game but the client can play against up to 2 other players per round. The players are added to a queue and the server picks the first 3 and begins the round. The first player chooses the length of the code and then they begin guessing. Once the round is over the clients can choose to play again, doing so they will be added to the end of the queue. If they chose to quit they are removed from the game.</text:p>
      <text:p text:style-name="P5">Once the round is over the players are sent the leaderboard to see how they did against the other players.</text:p>
      <text:p text:style-name="P5"/>
      <text:p text:style-name="P4">Makefile Commands</text:p>
      <text:p text:style-name="P5">There are 2 seperate make files one for each game. Both function the same with the same commands.</text:p>
      <text:p text:style-name="P5"/>
      <text:p text:style-name="P5">make<text:tab/><text:tab/><text:tab/>(compile all .java files)</text:p>
      <text:p text:style-name="P5">make clean<text:tab/><text:tab/>(removes all .class and .log files)</text:p>
      <text:p text:style-name="P5"/>
      <text:p text:style-name="P5">make server<text:tab/>(starts the server application)</text:p>
      <text:p text:style-name="P5">make client<text:tab/><text:tab/>(starts the client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AU"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A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21:29:37.595023190</meta:creation-date>
    <dc:date>2018-05-18T21:55:48.825771976</dc:date>
    <meta:editing-duration>PT4M11S</meta:editing-duration>
    <meta:editing-cycles>1</meta:editing-cycles>
    <meta:document-statistic meta:table-count="0" meta:image-count="0" meta:object-count="0" meta:page-count="1" meta:paragraph-count="13" meta:word-count="281" meta:character-count="1505" meta:non-whitespace-character-count="1233"/>
    <meta:generator>LibreOffice/6.0.3.2$Linux_X86_64 LibreOffice_project/00m0$Build-2</meta:generator>
  </office:meta>
</office:document-meta>
</file>